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Assamese" svg:font-family="'Lohit Assamese'"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Lohit Assamese" officeooo:rsid="001c7e3a" officeooo:paragraph-rsid="001c7e3a"/>
    </style:style>
    <style:style style:name="P2" style:family="paragraph" style:parent-style-name="Standard">
      <style:text-properties style:font-name="Lohit Assamese" officeooo:rsid="001e0ef4" officeooo:paragraph-rsid="001e0ef4"/>
    </style:style>
    <style:style style:name="P3" style:family="paragraph" style:parent-style-name="Standard">
      <style:text-properties style:font-name="Lohit Assamese" officeooo:rsid="001e0ef4" officeooo:paragraph-rsid="001f8540"/>
    </style:style>
    <style:style style:name="P4" style:family="paragraph" style:parent-style-name="Standard">
      <style:paragraph-properties fo:text-align="justify" style:justify-single-word="false"/>
      <style:text-properties style:font-name="Lohit Assamese" officeooo:rsid="001e0ef4" officeooo:paragraph-rsid="001e0ef4"/>
    </style:style>
    <style:style style:name="P5" style:family="paragraph" style:parent-style-name="Standard">
      <style:text-properties style:font-name="Lohit Assamese" officeooo:rsid="001f8540" officeooo:paragraph-rsid="001f8540"/>
    </style:style>
    <style:style style:name="P6" style:family="paragraph" style:parent-style-name="Standard">
      <style:paragraph-properties fo:text-align="justify" style:justify-single-word="false"/>
      <style:text-properties style:font-name="Lohit Assamese" officeooo:rsid="001f8540" officeooo:paragraph-rsid="001f8540"/>
    </style:style>
    <style:style style:name="P7" style:family="paragraph" style:parent-style-name="Standard">
      <style:paragraph-properties fo:text-align="justify" style:justify-single-word="false"/>
      <style:text-properties style:font-name="Lohit Assamese" officeooo:rsid="001f8540" officeooo:paragraph-rsid="001fffd4"/>
    </style:style>
    <style:style style:name="P8" style:family="paragraph" style:parent-style-name="Standard">
      <style:paragraph-properties fo:text-align="justify" style:justify-single-word="false"/>
      <style:text-properties style:font-name="Lohit Assamese" officeooo:rsid="001fffd4" officeooo:paragraph-rsid="001fffd4"/>
    </style:style>
    <style:style style:name="P9" style:family="paragraph" style:parent-style-name="Standard">
      <style:paragraph-properties fo:text-align="justify" style:justify-single-word="false"/>
      <style:text-properties style:font-name="Lohit Assamese" officeooo:rsid="0020eac3" officeooo:paragraph-rsid="0020eac3"/>
    </style:style>
    <style:style style:name="P10" style:family="paragraph" style:parent-style-name="Standard">
      <style:paragraph-properties fo:text-align="justify" style:justify-single-word="false"/>
      <style:text-properties style:font-name="Lohit Assamese" officeooo:rsid="0022ce2d" officeooo:paragraph-rsid="0022ce2d"/>
    </style:style>
    <style:style style:name="P11" style:family="paragraph" style:parent-style-name="Standard">
      <style:paragraph-properties fo:text-align="justify" style:justify-single-word="false"/>
      <style:text-properties style:font-name="Lohit Assamese" officeooo:rsid="0023804e" officeooo:paragraph-rsid="0023804e"/>
    </style:style>
    <style:style style:name="P12" style:family="paragraph" style:parent-style-name="Standard">
      <style:paragraph-properties fo:text-align="justify" style:justify-single-word="false"/>
      <style:text-properties style:font-name="Lohit Assamese" officeooo:rsid="00250448" officeooo:paragraph-rsid="00250448"/>
    </style:style>
    <style:style style:name="P13" style:family="paragraph" style:parent-style-name="Standard">
      <style:paragraph-properties fo:text-align="justify" style:justify-single-word="false"/>
      <style:text-properties style:font-name="Lohit Assamese" officeooo:rsid="00260d40" officeooo:paragraph-rsid="00260d40"/>
    </style:style>
    <style:style style:name="P14" style:family="paragraph" style:parent-style-name="Standard">
      <style:text-properties style:font-name="Lohit Assamese" officeooo:rsid="00266191" officeooo:paragraph-rsid="00266191"/>
    </style:style>
    <style:style style:name="T1" style:family="text">
      <style:text-properties officeooo:rsid="001f85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GIT</text:p>
      <text:p text:style-name="P14"/>
      <text:p text:style-name="P3">VCS <text:span text:style-name="T1">(Sistema de control de versiones)</text:span></text:p>
      <text:p text:style-name="P3"/>
      <text:p text:style-name="P1">Un sistema de control de versiones es un sistema que permite registrar los cambios que se van realizando en un mismo archivo. Cada cambio genera una nueva <text:s/>versión.</text:p>
      <text:p text:style-name="P9">Quien hizo el cambio? Cuando lo hizo? Por qué lo hizo?</text:p>
      <text:p text:style-name="P1"/>
      <text:p text:style-name="P8">LVCS (<text:span text:style-name="T1">Sistemas de Control de Versiones </text:span>Locales)</text:p>
      <text:p text:style-name="P4">Locales serían tener una base de datos de versiones pero de manera local en cada cliente. <text:span text:style-name="T1">Esto se almacena en el disco duro de cada cliente.</text:span></text:p>
      <text:p text:style-name="P4"/>
      <text:p text:style-name="P4">CVCS <text:span text:style-name="T1">(Sistemas de Control de Versiones Centralizados)</text:span></text:p>
      <text:p text:style-name="P4"><text:span text:style-name="T1">Desarrollados para la colaboración entre programadores. Único servidor con todos los archivos versionados. Los clientes descargan los archivos desde ese servidor.</text:span></text:p>
      <text:p text:style-name="P6">El inconveniente radica en que si <text:s/>se cae el único servidor que almacena las versiones, ningún colaborador puede acceder a los archivos. Lo mismo ocurre si el disco <text:s/>que almacena la base central se corrompiera.</text:p>
      <text:p text:style-name="P6">Cuando tienes toda la historia del proyecto en un mismo lugar te arriesgas a perderlo todo.</text:p>
      <text:p text:style-name="P6"/>
      <text:p text:style-name="P6">DVCS (Sistemas de Control de Versiones Distribuidos)</text:p>
      <text:p text:style-name="P8">En esta categoría entra Git. En este tipo de sistemas, los clientes no sólo descargan una copia de los archivos, sino que directamente descargan un clon del repositorio, el cual constituye una copia completa de todos los datos.</text:p>
      <text:p text:style-name="P8">De esta manera, si el servidor dejara de funcionar, cualquiera de los clones que posee cada cliente puede ser subido nuevamente al servidor con el fin de restaurarlo.</text:p>
      <text:p text:style-name="P8"/>
      <text:p text:style-name="P9">Merge?</text:p>
      <text:p text:style-name="P9"/>
      <text:p text:style-name="P10">Branches? Ramas paralelas?</text:p>
      <text:p text:style-name="P10"/>
      <text:p text:style-name="P11">Git verifica todo los cambios a través de una checksum (suma de comprobación). El mecanismo que utiliza para realizar esta checksum es el hash SHA-1. Git guarda todo por el valor hash de sus contenidos.</text:p>
      <text:p text:style-name="P11"/>
      <text:p text:style-name="P11">Hash SHA-1 ?</text:p>
      <text:p text:style-name="P11"/>
      <text:p text:style-name="P12">Comitted</text:p>
      <text:p text:style-name="P12"/>
      <text:p text:style-name="P12">Modified</text:p>
      <text:p text:style-name="P12"/>
      <text:p text:style-name="P12"><text:soft-page-break/>Staged</text:p>
      <text:p text:style-name="P12"/>
      <text:p text:style-name="P13">Git directory</text:p>
      <text:p text:style-name="P13"/>
      <text:p text:style-name="P13">Working directory</text:p>
      <text:p text:style-name="P13"/>
      <text:p text:style-name="P13">Staging area</text:p>
      <text:p text:style-name="P13"/>
      <text:p text:style-name="P13"/>
      <text:p text:style-name="P12"/>
      <text:p text:style-name="P12"/>
      <text:p text:style-name="P10"/>
      <text:p text:style-name="P9"/>
      <text:p text:style-name="P7"/>
      <text:p text:style-name="P5"/>
      <text:p text:style-name="P5"/>
      <text:p text:style-name="P5"/>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Assamese" svg:font-family="'Lohit Assamese'"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1T18:15:27.840357163</meta:creation-date>
    <dc:date>2022-06-11T21:06:53.026006025</dc:date>
    <meta:editing-duration>PT59M21S</meta:editing-duration>
    <meta:editing-cycles>1</meta:editing-cycles>
    <meta:generator>LibreOffice/7.3.3.2$Linux_X86_64 LibreOffice_project/30$Build-2</meta:generator>
    <meta:document-statistic meta:table-count="0" meta:image-count="0" meta:object-count="0" meta:page-count="2" meta:paragraph-count="23" meta:word-count="282" meta:character-count="1716" meta:non-whitespace-character-count="1454"/>
  </office:meta>
</office:document-meta>
</file>